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2cm"/>
    </style:style>
    <style:style style:name="co3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W3I Changelog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7" office:value-type="string" calcext:value-type="string">
            <text:p>W3I Version</text:p>
          </table:table-cell>
          <table:table-cell table:style-name="ce7" office:value-type="string" calcext:value-type="string">
            <text:p>Known Patch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Added playable map width/h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Added map fla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table-cell office:value-type="string" calcext:value-type="string">
            <text:p>Added unknown values before camera bound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/>
          <table:table-cell office:value-type="string" calcext:value-type="string">
            <text:p>Added player ally priority low/hig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office:value-type="string" calcext:value-type="string">
            <text:p>Added: custom upgrad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office:value-type="string" calcext:value-type="string">
            <text:p>Added: custom tec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a ROC 100, 103, 110</text:p>
          </table:table-cell>
          <table:table-cell office:value-type="string" calcext:value-type="string">
            <text:p>Added: recommended play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moved unknowns before camera bounds present in 8 and earlier. Removed int before map flag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a ROC 111, 112</text:p>
          </table:table-cell>
          <table:table-cell office:value-type="string" calcext:value-type="string">
            <text:p>Added loading screen te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a ROC 112</text:p>
          </table:table-cell>
          <table:table-cell office:value-type="string" calcext:value-type="string">
            <text:p>Added loading screen title, subti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ded random unit tabl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dded prologue screen tex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ed size of map's unplayable are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a ROC 120</text:p>
          </table:table-cell>
          <table:table-cell office:value-type="string" calcext:value-type="string">
            <text:p>war3map.wts format introduced after v11, present in v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ded WE version and map saves numb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ded loading screen number for campaign and game data set ver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 Retail</text:p>
          </table:table-cell>
          <table:table-cell office:value-type="string" calcext:value-type="string">
            <text:p>Temporarily removed custom loading screen background imag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dded ambient fo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introduced custom loading screen background imag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dded global weather rawcode i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ded custom sound en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ta TFT 299</text:p>
          </table:table-cell>
          <table:table-cell office:value-type="string" calcext:value-type="string">
            <text:p>Added custom light env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 TFT 304</text:p>
          </table:table-cell>
          <table:table-cell office:value-type="string" calcext:value-type="string">
            <text:p><text:span text:style-name="T2">Added r</text:span>andom item tabl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FT Retail</text:p>
          </table:table-cell>
          <table:table-cell office:value-type="string" calcext:value-type="string">
            <text:p>Added water ti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31.0.12071: ROC-ROC multi and TFT-TFT multi</text:p>
          </table:table-cell>
          <table:table-cell office:value-type="string" calcext:value-type="string">
            <text:p>Added script lang switch, (Unconfirmed: changed how game data set version was treated between ROC/TFT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31.0.12071: TFT-TFT multi</text:p>
          </table:table-cell>
          <table:table-cell office:value-type="string" calcext:value-type="string">
            <text:p>Added game version: A.B.C.D, 1.32.3.4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31.?</text:p>
          </table:table-cell>
          <table:table-cell office:value-type="string" calcext:value-type="string">
            <text:p>Moved scripting language swi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dded graphics mod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ded game data version (TFT or ROC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Added player: enemy priority low/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23:28:29.511031000</dc:date>
    <meta:editing-duration>PT1H2M16S</meta:editing-duration>
    <meta:editing-cycles>4</meta:editing-cycles>
    <meta:generator>LibreOffice/7.4.6.2$Linux_X86_64 LibreOffice_project/40$Build-2</meta:generator>
    <meta:document-statistic meta:table-count="1" meta:cell-count="78" meta:object-count="0"/>
  </office:meta>
</office:document-meta>
</file>